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Preformatted_20_Text">
      <style:text-properties fo:color="#cc99cc" style:font-name="Ubuntu Mono" fo:font-size="10.3999996185303pt"/>
    </style:style>
    <style:style style:name="P2" style:family="paragraph" style:parent-style-name="Preformatted_20_Text">
      <style:paragraph-properties fo:margin-left="0in" fo:margin-right="0in" fo:margin-top="0in" fo:margin-bottom="0in" loext:contextual-spacing="false" fo:text-indent="0in" style:auto-text-indent="false" fo:padding="0in" fo:border="none"/>
      <style:text-properties style:font-name="Ubuntu Mono" fo:font-size="10.3999996185303pt" loext:padding="0in" loext:border="none"/>
    </style:style>
    <style:style style:name="P3" style:family="paragraph" style:parent-style-name="Preformatted_20_Text">
      <style:paragraph-properties fo:margin-top="0in" fo:margin-bottom="0in" loext:contextual-spacing="false" style:line-height-at-least="0.1665in"/>
      <style:text-properties fo:font-variant="normal" fo:text-transform="none" fo:color="#cccccc" fo:letter-spacing="normal"/>
    </style:style>
    <style:style style:name="P4" style:family="paragraph" style:parent-style-name="Preformatted_20_Text">
      <style:paragraph-properties fo:margin-top="0in" fo:margin-bottom="0in" loext:contextual-spacing="false" fo:padding="0in" fo:border="none"/>
    </style:style>
    <style:style style:name="P5" style:family="paragraph" style:parent-style-name="Preformatted_20_Text">
      <style:paragraph-properties fo:margin-top="0in" fo:margin-bottom="0in" loext:contextual-spacing="false" fo:padding="0in" fo:border="none"/>
      <style:text-properties style:font-name="Ubuntu Mono" fo:font-size="10.3999996185303pt" loext:padding="0in" loext:border="none"/>
    </style:style>
    <style:style style:name="P6" style:family="paragraph" style:parent-style-name="Preformatted_20_Text">
      <style:paragraph-properties fo:margin-top="0in" fo:margin-bottom="0in" loext:contextual-spacing="false" fo:padding="0in" fo:border="none"/>
      <style:text-properties loext:padding="0in" loext:border="none"/>
    </style:style>
    <style:style style:name="P7" style:family="paragraph" style:parent-style-name="Standard">
      <style:paragraph-properties fo:margin-top="0in" fo:margin-bottom="0in" loext:contextual-spacing="false" style:line-height-at-least="0.1945in"/>
      <style:text-properties style:font-name="Arial" fo:font-size="10pt" fo:language="en" fo:country="GB" style:font-name-asian="Times New Roman" style:font-size-asian="10pt" style:language-asian="da" style:country-asian="DK" style:font-name-complex="Times New Roman" style:font-size-complex="10pt"/>
    </style:style>
    <style:style style:name="P8" style:family="paragraph" style:parent-style-name="Standard">
      <style:paragraph-properties fo:margin-top="0in" fo:margin-bottom="0in" loext:contextual-spacing="false" style:line-height-at-least="0.1945in"/>
      <style:text-properties style:font-name="Arial" fo:font-size="10pt" fo:language="en" fo:country="US" style:font-name-asian="Times New Roman" style:font-size-asian="10pt" style:language-asian="da" style:country-asian="DK" style:font-name-complex="Times New Roman" style:font-size-complex="10pt"/>
    </style:style>
    <style:style style:name="P9" style:family="paragraph" style:parent-style-name="Standard">
      <style:paragraph-properties fo:margin-top="0in" fo:margin-bottom="0in" loext:contextual-spacing="false" style:line-height-at-least="0.1945in"/>
      <style:text-properties style:font-name="Arial" fo:font-size="10pt" fo:language="en" fo:country="US" style:font-name-asian="Times New Roman" style:font-size-asian="10pt" style:language-asian="da" style:country-asian="DK" style:font-name-complex="Times New Roman" style:font-size-complex="10pt" fo:background-color="#ffff00"/>
    </style:style>
    <style:style style:name="P10" style:family="paragraph" style:parent-style-name="Standard">
      <style:paragraph-properties fo:margin-top="0in" fo:margin-bottom="0in" loext:contextual-spacing="false" style:line-height-at-least="0.1945in"/>
    </style:style>
    <style:style style:name="P11" style:family="paragraph" style:parent-style-name="Standard" style:list-style-name="WWNum1" style:master-page-name="Standard">
      <style:paragraph-properties fo:margin-top="0in" fo:margin-bottom="0in" loext:contextual-spacing="false" style:line-height-at-least="0.1945in" style:page-number="auto" fo:keep-with-next="always"/>
    </style:style>
    <style:style style:name="P12" style:family="paragraph" style:parent-style-name="Standard">
      <style:paragraph-properties fo:margin-left="0.25in" fo:margin-right="0in" fo:margin-top="0in" fo:margin-bottom="0in" loext:contextual-spacing="false" style:line-height-at-least="0.1945in" fo:text-indent="0in" style:auto-text-indent="false"/>
      <style:text-properties style:font-name="Arial" fo:font-size="10pt" fo:language="en" fo:country="GB" style:font-name-asian="Times New Roman" style:font-size-asian="10pt" style:language-asian="da" style:country-asian="DK" style:font-name-complex="Times New Roman" style:font-size-complex="10pt"/>
    </style:style>
    <style:style style:name="P13" style:family="paragraph" style:parent-style-name="Standard">
      <style:paragraph-properties fo:margin-left="0.25in" fo:margin-right="0in" fo:margin-top="0in" fo:margin-bottom="0in" loext:contextual-spacing="false" style:line-height-at-least="0.1945in" fo:text-indent="0in" style:auto-text-indent="false"/>
      <style:text-properties fo:color="#000000" style:font-name="Calibri" fo:language="en" fo:country="US" style:font-name-asian="Times New Roman" style:language-asian="da" style:country-asian="DK" style:font-name-complex="Times New Roman"/>
    </style:style>
    <style:style style:name="P14" style:family="paragraph" style:parent-style-name="Standard">
      <style:paragraph-properties fo:margin-left="0.25in" fo:margin-right="0in" fo:margin-top="0in" fo:margin-bottom="0in" loext:contextual-spacing="false" fo:line-height="100%" fo:text-indent="0in" style:auto-text-indent="false"/>
      <style:text-properties fo:color="#000000" style:font-name="Calibri" fo:language="en" fo:country="US" style:font-name-asian="Times New Roman" style:language-asian="da" style:country-asian="DK" style:font-name-complex="Calibri1"/>
    </style:style>
    <style:style style:name="P15" style:family="paragraph" style:parent-style-name="Standard">
      <style:paragraph-properties fo:margin-left="0.25in" fo:margin-right="0in" fo:margin-top="0in" fo:margin-bottom="0in" loext:contextual-spacing="false" fo:line-height="100%" fo:text-indent="0in" style:auto-text-indent="false"/>
      <style:text-properties fo:color="#000000" style:font-name="Calibri" fo:language="en" fo:country="US" fo:font-weight="bold" style:font-name-asian="Times New Roman" style:language-asian="da" style:country-asian="DK" style:font-weight-asian="bold" style:font-name-complex="Calibri1"/>
    </style:style>
    <style:style style:name="P16" style:family="paragraph" style:parent-style-name="Standard">
      <style:paragraph-properties fo:margin-left="0.25in" fo:margin-right="0in" fo:margin-top="0in" fo:margin-bottom="0in" loext:contextual-spacing="false" fo:line-height="100%" fo:text-indent="0in" style:auto-text-indent="false"/>
    </style:style>
    <style:style style:name="P17" style:family="paragraph" style:parent-style-name="Standard">
      <style:paragraph-properties fo:margin-left="0.25in" fo:margin-right="0in" fo:margin-top="0in" fo:margin-bottom="0in" loext:contextual-spacing="false" fo:line-height="100%" fo:text-indent="0in" style:auto-text-indent="false"/>
      <style:text-properties fo:language="en" fo:country="US"/>
    </style:style>
    <style:style style:name="P18" style:family="paragraph" style:parent-style-name="Standard">
      <style:paragraph-properties fo:margin-top="0in" fo:margin-bottom="0.0602in" loext:contextual-spacing="false" fo:line-height="100%"/>
    </style:style>
    <style:style style:name="P19" style:family="paragraph" style:parent-style-name="Standard">
      <style:paragraph-properties fo:margin-left="0.9055in" fo:margin-right="0in" fo:margin-top="0in" fo:margin-bottom="0in" loext:contextual-spacing="false" fo:line-height="100%" fo:text-indent="0in" style:auto-text-indent="false"/>
    </style:style>
    <style:style style:name="P20" style:family="paragraph" style:parent-style-name="Standard">
      <style:paragraph-properties fo:margin-left="0.9055in" fo:margin-right="0in" fo:margin-top="0in" fo:margin-bottom="0in" loext:contextual-spacing="false" fo:line-height="100%" fo:text-indent="0in" style:auto-text-indent="false"/>
      <style:text-properties fo:color="#000000" style:font-name="Calibri" fo:language="en" fo:country="US" style:font-name-asian="Times New Roman" style:language-asian="da" style:country-asian="DK" style:font-name-complex="Calibri1"/>
    </style:style>
    <style:style style:name="T1" style:family="text">
      <style:text-properties style:font-name="Calibri" fo:language="en" fo:country="US" fo:font-weight="bold" style:font-name-asian="Times New Roman" style:language-asian="da" style:country-asian="DK" style:font-weight-asian="bold" style:font-name-complex="Arial1" style:font-size-complex="16pt" style:font-weight-complex="bold"/>
    </style:style>
    <style:style style:name="T2" style:family="text">
      <style:text-properties style:font-name="Calibri" fo:language="en" fo:country="US" fo:font-style="italic" fo:font-weight="bold" style:font-name-asian="Times New Roman" style:language-asian="da" style:country-asian="DK" style:font-style-asian="italic" style:font-weight-asian="bold" style:font-name-complex="Arial1" style:font-size-complex="16pt" style:font-weight-complex="bold"/>
    </style:style>
    <style:style style:name="T3" style:family="text">
      <style:text-properties style:font-name="Calibri" fo:language="en" fo:country="GB" fo:font-style="italic" fo:font-weight="bold" style:font-name-asian="Times New Roman" style:language-asian="da" style:country-asian="DK" style:font-style-asian="italic" style:font-weight-asian="bold" style:font-name-complex="Arial1" style:font-size-complex="16pt" style:font-weight-complex="bold"/>
    </style:style>
    <style:style style:name="T4" style:family="text">
      <style:text-properties style:font-name="Calibri" fo:language="en" fo:country="GB" fo:font-style="italic" style:font-name-asian="Times New Roman" style:language-asian="da" style:country-asian="DK" style:font-style-asian="italic" style:font-name-complex="Times New Roman"/>
    </style:style>
    <style:style style:name="T5" style:family="text">
      <style:text-properties fo:color="#000000" style:font-name="Calibri" fo:language="en" fo:country="US" fo:font-style="italic" style:font-name-asian="Times New Roman" style:language-asian="da" style:country-asian="DK" style:font-style-asian="italic" style:font-name-complex="Calibri1"/>
    </style:style>
    <style:style style:name="T6" style:family="text">
      <style:text-properties fo:color="#000000" style:font-name="Calibri" fo:language="en" fo:country="US" style:font-name-asian="Times New Roman" style:language-asian="da" style:country-asian="DK" style:font-name-complex="Calibri1"/>
    </style:style>
    <style:style style:name="T7" style:family="text">
      <style:text-properties fo:color="#000000" style:font-name="Calibri" fo:language="en" fo:country="US" style:font-name-asian="Times New Roman" style:language-asian="da" style:country-asian="DK" style:font-name-complex="Calibri1" fo:background-color="#ffff00"/>
    </style:style>
    <style:style style:name="T8" style:family="text">
      <style:text-properties fo:color="#000000" style:font-name="Calibri" fo:language="en" fo:country="US" fo:font-weight="bold" style:font-name-asian="Times New Roman" style:language-asian="da" style:country-asian="DK" style:font-weight-asian="bold" style:font-name-complex="Calibri1" style:font-weight-complex="bold"/>
    </style:style>
    <style:style style:name="T9" style:family="text">
      <style:text-properties fo:color="#000000" style:font-name="Calibri" fo:language="en" fo:country="US" fo:font-weight="bold" style:font-name-asian="Times New Roman" style:language-asian="da" style:country-asian="DK" style:font-weight-asian="bold" style:font-name-complex="Calibri1"/>
    </style:style>
    <style:style style:name="T10" style:family="text">
      <style:text-properties fo:color="#000000" style:font-name="Calibri" fo:language="en" fo:country="US" style:text-underline-style="solid" style:text-underline-width="auto" style:text-underline-color="font-color" fo:font-weight="bold" style:font-name-asian="Times New Roman" style:language-asian="da" style:country-asian="DK" style:font-weight-asian="bold" style:font-name-complex="Calibri1"/>
    </style:style>
    <style:style style:name="T11" style:family="text">
      <style:text-properties style:font-name="Consolas" fo:font-size="9pt" fo:language="en" fo:country="US" fo:font-weight="bold" style:font-name-asian="Times New Roman" style:font-size-asian="9pt" style:language-asian="da" style:country-asian="DK" style:font-weight-asian="bold" style:font-name-complex="Consolas1" style:font-size-complex="9pt"/>
    </style:style>
    <style:style style:name="T12" style:family="text">
      <style:text-properties style:font-name="Consolas" fo:font-size="9pt" fo:language="en" fo:country="US" style:font-name-asian="Times New Roman" style:font-size-asian="9pt" style:language-asian="da" style:country-asian="DK" style:font-name-complex="Consolas1" style:font-size-complex="9pt"/>
    </style:style>
    <style:style style:name="T13" style:family="text">
      <style:text-properties fo:language="en" fo:country="US"/>
    </style:style>
    <style:style style:name="T14" style:family="text">
      <style:text-properties fo:language="en" fo:country="US" fo:font-weight="bold" style:font-weight-asian="bold"/>
    </style:style>
    <style:style style:name="T15" style:family="text">
      <style:text-properties style:font-name="Arial" fo:font-size="10pt" fo:language="en" fo:country="US" style:font-name-asian="Times New Roman" style:font-size-asian="10pt" style:language-asian="da" style:country-asian="DK" style:font-name-complex="Times New Roman" style:font-size-complex="10pt"/>
    </style:style>
    <style:style style:name="T16" style:family="text">
      <style:text-properties style:font-name="Arial" fo:font-size="10pt" fo:language="en" fo:country="US" style:font-name-asian="Times New Roman" style:font-size-asian="10pt" style:language-asian="da" style:country-asian="DK" style:font-name-complex="Times New Roman" style:font-size-complex="10pt" fo:background-color="#ffff00"/>
    </style:style>
    <style:style style:name="T17" style:family="text">
      <style:text-properties style:font-name="Ubuntu Mono" fo:font-size="10.3999996185303pt"/>
    </style:style>
    <style:style style:name="T18" style:family="text">
      <style:text-properties style:font-name="Ubuntu Mono" fo:font-size="10.3999996185303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8721280977703716014" text:style-name="WWNum1">
        <text:list-item>
          <text:h text:style-name="P11" text:outline-level="1"><text:span text:style-name="T1">Interpretation of metagenomics results </text:span><text:span text:style-name="T2">(By </text:span><text:span text:style-name="T3">Patrick Munk, Technical University of Denmark; pmun@food.dtu.dk)</text:span></text:h>
        </text:list-item>
      </text:list>
      <text:p text:style-name="P12"/>
      <text:p text:style-name="P18"><text:span text:style-name="T4">The objectives of this section are to e</text:span><text:span text:style-name="T5">xplore read count matrices based on metagenomic results, calculate how similar samples are, visualize abundance matrices using PCoA plots and heatmaps, and determine whether an explanatory variable influences the resistome composition. </text:span></text:p>
      <text:p text:style-name="P13"/>
      <text:p text:style-name="P7"/>
      <text:p text:style-name="P16"><text:span text:style-name="T6">In this section, we will provide you with tables containing the matrices derived from mapping reads from the pig and broiler samples metagenomes to the ResFinder database.</text:span></text:p>
      <text:p text:style-name="P16"><text:span text:style-name="T8">The first step is to download the .zip file </text:span><text:span text:style-name="T11">section IV material</text:span><text:span text:style-name="T8">. Afterwards, make sure you extract the individual files into the Vboxshare folder. The files included are the four tables described below and the files </text:span><text:span text:style-name="T11">Exercise IV read count analysis.Rmd</text:span><text:span text:style-name="T8"> and </text:span><text:span text:style-name="T11">WorkshopRfunctions.R</text:span><text:span text:style-name="T8"> :</text:span></text:p>
      <text:p text:style-name="P15"/>
      <text:p text:style-name="P19"><text:span text:style-name="T12">EFFORT_MG_sampledata_final.txt</text:span><text:span text:style-name="T6"> - <text:s/>A table that describes the farm each of the samples originate from</text:span></text:p>
      <text:p text:style-name="P20"/>
      <text:p text:style-name="P19"><text:span text:style-name="T12">EFFORT_MG_ResFinder_count.txt </text:span><text:span text:style-name="T6">- The count table with reads matching ResFinder genes in the samples</text:span></text:p>
      <text:p text:style-name="P20"/>
      <text:p text:style-name="P19"><text:span text:style-name="T12">EFFORT_MG_ResFinder_FPKM.txt</text:span><text:span text:style-name="T6"> - <text:s/>A gene-level relative abundance table for AMR (FPKM)</text:span></text:p>
      <text:p text:style-name="P20"/>
      <text:p text:style-name="P19"><text:span text:style-name="T12">EFFORT_MG_ResFinder_class_FPKM.txt</text:span><text:span text:style-name="T6"> - A class-level relative abundance table for AMR (FPKM) </text:span></text:p>
      <text:p text:style-name="P20"/>
      <text:p text:style-name="P14"/>
      <text:p text:style-name="P16"><text:span text:style-name="T13">Next, start Rstudio </text:span><text:span text:style-name="T14">from the terminal in the virtual machine with administrative rights ("sudo rstudio").</text:span><text:span text:style-name="T13"> Now open the script (R markdown file) </text:span><text:span text:style-name="T12">Exercise IV read count analysis.Rmd</text:span><text:span text:style-name="T13">. Note that it might not work if you launch Rstudio from the desktop icon!</text:span><text:bookmark text:name="_GoBack"/></text:p>
      <text:p text:style-name="P17"/>
      <text:p text:style-name="P16"><text:span text:style-name="T6">Follow the script steps, running code “chunks” one by one (</text:span><text:span text:style-name="T5">press the forward green arrow on top of each code chunck – if you stand over the arrow, you should read “run current chunck”</text:span><text:span text:style-name="T6">). Read the explanations in between the code to understand the analysis.</text:span></text:p>
      <text:p text:style-name="P16"><text:span text:style-name="T6">For convenience, you can reply to the questions on the script – these are the quiz questions for section IV!</text:span></text:p>
      <text:p text:style-name="P14"/>
      <text:p text:style-name="P16"><text:span text:style-name="T9">NB. You can save your replies to the questions on the script itself, by writing your reply </text:span><text:span text:style-name="T10">outside</text:span><text:span text:style-name="T9"> of areas of code chunks. </text:span></text:p>
      <text:p text:style-name="P14"/>
      <text:p text:style-name="P14"/>
      <text:p text:style-name="P16"><text:span text:style-name="T7">QUESTIONS</text:span><text:span text:style-name="T6">:</text:span></text:p>
      <text:p text:style-name="P8"/>
      <text:p text:style-name="P10"><text:span text:style-name="T16">1 - What is the range of different AMR genes observed in the samples?</text:span></text:p>
      <text:p text:style-name="P9"/>
      <text:p text:style-name="P10"><text:span text:style-name="T16">2 - Do you think these values are meaningful to compare?</text:span></text:p>
      <text:p text:style-name="P9"><text:soft-page-break/></text:p>
      <text:p text:style-name="P10"><text:span text:style-name="T16">3 - Does host animal appear important to the structure of the resistome?</text:span></text:p>
      <text:p text:style-name="P9"/>
      <text:p text:style-name="P10"><text:span text:style-name="T16">4 - How much of the resistome variance is explainable when using only two dimensions?</text:span></text:p>
      <text:p text:style-name="P9"/>
      <text:p text:style-name="P10"><text:span text:style-name="T16">5 - When you modify your last command to color based on country, do you see a country effect?</text:span></text:p>
      <text:p text:style-name="P9"/>
      <text:p text:style-name="P10"><text:span text:style-name="T16">6 - Does it look like there is a country effect on the pig resistome?</text:span></text:p>
      <text:p text:style-name="P9"/>
      <text:p text:style-name="P9"/>
      <text:p text:style-name="P10"><text:span text:style-name="T16">7 - Is the country effect significant at alpha 0.05?</text:span></text:p>
      <text:p text:style-name="P9"/>
      <text:p text:style-name="P10"><text:span text:style-name="T16">8 - By changing the last code line, now do the same analysis for the pig data (variable: "RF.gene.fpkm.pig"; table "sampledata.pig") and color-annotate by "country". In which country is the country effect (clustering) less pronounced?</text:span></text:p>
      <text:p text:style-name="Standard"/>
      <text:p text:style-name="Standard"/>
      <text:p text:style-name="P1"><text:bookmark text:name="rstudio_console_output"/>ad.pig.country</text:p>
      <text:p text:style-name="P2">Permutation test for adonis under reduced model</text:p>
      <text:p text:style-name="P5">Terms added sequentially (first to last)</text:p>
      <text:p text:style-name="P5">Permutation: free</text:p>
      <text:p text:style-name="P5">Number of permutations: 999</text:p>
      <text:p text:style-name="P4"/>
      <text:p text:style-name="P5">adonis2(formula = RF.gene.fpkm.pig.dist ~ country, data = sampledata.pig)</text:p>
      <text:p text:style-name="P6"><text:s text:c="9"/><text:span text:style-name="T17">Df SumOfSqs <text:s text:c="5"/>F Pr(&gt;F) <text:s text:c="3"/></text:span></text:p>
      <text:p text:style-name="P5">country <text:s text:c="2"/>4 <text:s/>0.68464 9.8914 <text:s/>0.001 ***</text:p>
      <text:p text:style-name="P5">Residual 44 <text:s/>0.76138 <text:s text:c="17"/></text:p>
      <text:p text:style-name="P5">---</text:p>
      <text:p text:style-name="P5">Signif. codes: <text:s/></text:p>
      <text:p text:style-name="P6"><text:s text:c="2"/><text:span text:style-name="T17">0 ‘***’ 0.001 ‘**’ 0.01 ‘*’ 0.05 ‘.’</text:span></text:p>
      <text:p text:style-name="P6"><text:s text:c="2"/><text:span text:style-name="T17">0.1 ‘ ’ 1</text:span></text:p>
      <text:p text:style-name="Preformatted_20_Tex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da" fo:country="DK"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9055in" style:writing-mode="page"/>
      <style:text-properties style:use-window-font-color="true" style:font-name="Calibri" fo:font-size="11pt" fo:language="da" fo:country="DK"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I" text:start-value="4">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1811in" fo:margin-bottom="1.1811in" fo:margin-left="0.7874in" fo:margin-right="0.7874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a Sofia Ribeiro Duarte</meta:initial-creator>
    <meta:editing-cycles>7</meta:editing-cycles>
    <meta:creation-date>2018-08-07T12:51:00</meta:creation-date>
    <dc:date>2023-04-07T16:04:02.975147653</dc:date>
    <meta:editing-duration>PT59M18S</meta:editing-duration>
    <meta:generator>LibreOffice/5.1.6.2$Linux_X86_64 LibreOffice_project/10m0$Build-2</meta:generator>
    <meta:document-statistic meta:table-count="0" meta:image-count="0" meta:object-count="0" meta:page-count="2" meta:paragraph-count="34" meta:word-count="485" meta:character-count="3087" meta:non-whitespace-character-count="2583"/>
    <meta:user-defined meta:name="AppVersion">15.0000</meta:user-defined>
    <meta:user-defined meta:name="Company">DTU</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